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 style:list-style-name="L1">
      <style:paragraph-properties fo:margin-top="0cm" fo:margin-bottom="0.3cm"/>
      <style:text-properties style:font-name="Arial" fo:font-weight="normal" style:font-weight-asian="normal" style:font-weight-complex="normal"/>
    </style:style>
    <style:style style:name="P4" style:family="paragraph" style:parent-style-name="Standard" style:list-style-name="L1">
      <style:paragraph-properties fo:margin-top="0cm" fo:margin-bottom="0.3cm"/>
      <style:text-properties style:font-name="Arial" fo:font-weight="bold" style:font-weight-asian="bold" style:font-weight-complex="bold"/>
    </style:style>
    <style:style style:name="P5" style:family="paragraph" style:parent-style-name="Standard" style:list-style-name="L1">
      <style:paragraph-properties fo:margin-top="0cm" fo:margin-bottom="0.3cm"/>
      <style:text-properties style:font-name="Arial"/>
    </style:style>
    <style:style style:name="P6" style:family="paragraph" style:parent-style-name="Standard" style:list-style-name="L1">
      <style:paragraph-properties fo:margin-top="0cm" fo:margin-bottom="0.3cm"/>
    </style:style>
    <style:style style:name="P7" style:family="paragraph" style:parent-style-name="Heading_20_2">
      <style:paragraph-properties fo:margin-left="0.053cm" fo:margin-right="0.053cm" fo:margin-top="0cm" fo:margin-bottom="0.494cm" fo:text-align="center" style:justify-single-word="false" fo:text-indent="0cm" style:auto-text-indent="false" fo:break-before="page" fo:background-color="#ffffff">
        <style:background-image/>
      </style:paragraph-properties>
      <style:text-properties style:font-name="Arial" fo:font-weight="bold" style:font-weight-asian="bold" style:font-name-complex="Tahoma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style:font-name="Arial" fo:font-weight="normal" style:font-weight-asian="normal" style:font-weight-complex="normal"/>
    </style:style>
    <style:style style:name="T9" style:family="text">
      <style:text-properties style:font-name="Arial" fo:font-weight="normal" style:font-weight-asian="bold" style:font-weight-complex="normal"/>
    </style:style>
    <style:style style:name="T10" style:family="text">
      <style:text-properties fo:font-variant="normal" fo:text-transform="none" fo:color="#ffffff" style:font-name="Tahoma1" fo:font-size="9pt" fo:letter-spacing="normal" fo:font-style="normal" fo:font-weight="bold" style:font-weight-asian="normal" style:font-weight-complex="normal"/>
    </style:style>
    <style:style style:name="T11" style:family="text">
      <style:text-properties fo:font-variant="normal" fo:text-transform="none" fo:color="#ffffff" style:font-name="Tahoma1" fo:font-size="9pt" fo:letter-spacing="normal" fo:font-style="normal" fo:font-weight="bold" style:font-weight-asian="bold" style:font-weight-complex="normal"/>
    </style:style>
    <text:list-style style:name="L1">
      <text:list-level-style-number text:level="1" text:style-name="Numbering_20_Symbols" style:num-suffix="." style:num-format="1">
        <style:list-level-properties text:min-label-width="0.9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« Ma sélection Mathenpoche 5ème »</text:h>
      <text:list xml:id="list43104948" text:style-name="L1">
        <text:list-item>
          <text:p text:style-name="P3"><text:span text:style-name="T1">Enchaînements d'opérations</text:span><text:line-break/>Priorités, distributivité/Priorités opératoires/1, 7, 8, (10)</text:p>
        </text:list-item>
        <text:list-item>
          <text:p text:style-name="P3"><text:span text:style-name="T1">Symétrie centrale</text:span><text:line-break/>Symétrie centrale/Prendre un bon départ/2, 4, 5<text:line-break/>Symétrie centrale/Constructions avec trame/3<text:line-break/>Symétrie centrale/Propriétés/1<text:line-break/>Symétrie centrale/Centre de symétrie/3<text:line-break/><text:span text:style-name="T2">Remarque : Certains n'arrivent pas à faire les crochets dans « Symétrie centrale/Prendre un bon départ/4 », et du coup ils sont bloqués pour faire les exercices suivants.</text:span></text:p>
        </text:list-item>
        <text:list-item>
          <text:p text:style-name="P4">Calcul littéral<text:line-break/><text:span text:style-name="T4">Séance Développer-Factoriser</text:span><text:span text:style-name="T5"> :</text:span><text:line-break/><text:span text:style-name="T5">Priorités, distributivité/Pour aller plus loin/1, 2, 3<text:line-break/>Priorités, distributivité/Distributivité/3<text:line-break/></text:span><text:span text:style-name="T4">Séance Tests d'égalités-Equations</text:span><text:span text:style-name="T6"> :</text:span><text:span text:style-name="T5"><text:line-break/>Calcul littéral/Egalités tests/1, 2<text:line-break/>Calcul littéral/Prendre un bon départ/4, 5, 6, 7<text:line-break/></text:span><text:span text:style-name="T4">Séance Simplifications d'écritures</text:span><text:span text:style-name="T5"> :<text:line-break/>Calcul littéral/Expression littérale/5, 6, 7<text:line-break/>Calcul littéral/Calcul littéral/5, 6, 7, 8, 9</text:span></text:p>
        </text:list-item>
        <text:list-item>
          <text:p text:style-name="P4">Triangles<text:span text:style-name="T5"><text:line-break/>Triangles/Vocabulaire, définitions/3<text:line-break/>Triangles/Somme des angles/1, 2, 3, 4<text:line-break/>Triangles/Inégalité triangulaire/3, 5<text:line-break/>Triangles/Pour aller plus loin/1, 3</text:span></text:p>
        </text:list-item>
        <text:list-item>
          <text:p text:style-name="P5"><text:span text:style-name="T1">Fractions</text:span><text:line-break/><text:span text:style-name="T3">Séance Simplifications-Comparaisons-Additions de fractions</text:span> :<text:line-break/>Nombres fractionnaires/Comparer/2, 3, 5, 6<text:line-break/>Nombres fractionnaires/Ajouter, soustraire/5, 4<text:line-break/><text:span text:style-name="T2">Remarque : Les exercices « Nombres fractionnaires/Comparer/5 et 6 » sont plus difficiles : les faire en classe avec le vidéoprojecteur.</text:span><text:line-break/><text:span text:style-name="T3">Séance Multiplications de fractions</text:span> :<text:line-break/>Nombres fractionnaires/Multiplier/1, 6, 8<text:line-break/>Nombres fractionnaires/Calculs, priorités/2<text:line-break/>Nombres fractionnaires/Pour aller plus loin/1, 2<text:line-break/>Nombres fractionnaires/Calculs, priorités/3<text:line-break/><text:span text:style-name="T2">Remarque : L'exercice « Nombres fractionnaires/Calculs, priorités/3 » est plus difficile : le faire en classe avec le vidéoprojecteur.</text:span></text:p>
        </text:list-item>
        <text:list-item>
          <text:p text:style-name="P4">Angles<text:line-break/><text:span text:style-name="T5">Angles/Vocabulaire/1, 4, 5<text:line-break/></text:span><text:span text:style-name="T5">Angles/Propriétés</text:span><text:span text:style-name="T5">/1, 2, 3<text:line-break/>Angles/Pour aller plus loin/2, 4</text:span></text:p>
        </text:list-item>
        <text:list-item>
          <text:p text:style-name="P4">Nombres relatifs<text:line-break/><text:span text:style-name="T4">Séance Comparer – Ajouter – Soustraire</text:span><text:span text:style-name="T5"> :</text:span><text:line-break/><text:span text:style-name="T5">Nombres relatifs/Sur un axe gradué/4, 6<text:line-break/>Nombres relatifs/Comparer/3, 4, 5, 7<text:line-break/>Nombres relatifs/Ajouter, soustraire/1, 2, 3, 4, 5, 6, 7, 8<text:line-break/></text:span><text:span text:style-name="T4">Séance Sommes algébriques – Repères</text:span><text:span text:style-name="T5"> :<text:line-break/>Nombres relatifs/Somme algébrique/1, 2, 3, 6, 7<text:line-break/>Nombres relatifs/Distance sur une droite/2, 4<text:line-break/>Nombres relatifs/Dans un repère/8, 9</text:span></text:p>
        </text:list-item>
        <text:list-item>
          <text:p text:style-name="P4"><text:soft-page-break/>Parallélogrammes<text:line-break/><text:span text:style-name="T5">Parallélogrammes/Propriétés (quelconques)/1, 2, 5<text:line-break/>Parallélogrammes/Constructions (quelconques)/1<text:line-break/>Parallélogrammes/Démonstrations (quelconques)/1, 2, 3</text:span></text:p>
        </text:list-item>
        <text:list-item>
          <text:p text:style-name="P4">Proportionnalité<text:line-break/><text:span text:style-name="T4">Séance 1<text:line-break/></text:span><text:span text:style-name="T5">Proportionnalité/Prendre un bon départ/2, 3<text:line-break/>Proportionnalité/Situations de proportionnalité/2, 5, 6<text:line-break/>Proportionnalité/Echelles/3<text:line-break/></text:span><text:span text:style-name="T4">Séance 2<text:line-break/></text:span><text:span text:style-name="T5">Proportionnalité/Echelles/4<text:line-break/>Proportionnalité/Grandeurs/3, 4, 8<text:line-break/>Proportionnalité/Pour aller plus loin/2, 4</text:span></text:p>
        </text:list-item>
        <text:list-item>
          <text:p text:style-name="P4">Parallélogrammes particuliers<text:line-break/><text:span text:style-name="T5">Parallélogrammes/Propriétés (particuliers)/2, 5, 7, 8<text:line-break/>Parallélogrammes/Démonstrations (particuliers)/1, 3, 4, 5</text:span></text:p>
        </text:list-item>
        <text:list-item>
          <text:p text:style-name="P6"><text:span text:style-name="T7">Statistiques<text:line-break/></text:span><text:span text:style-name="T8">Statistiques/Prendre un bon départ/4, 6, 7<text:line-break/>Statistiques/Représentation/4<text:line-break/>Statistiques/Interprétation/1<text:line-break/>Statistiques/Pour aller plus loin/1</text:span></text:p>
        </text:list-item>
        <text:list-item>
          <text:p text:style-name="P4">Durées, périmètres, aires</text:p>
        </text:list-item>
        <text:list-item>
          <text:p text:style-name="P4">Prismes droits – Cylindres de révolution</text:p>
        </text:list-item>
      </text:list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2" style:font-size-complex="18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2b62d7" style:text-line-through-style="none" style:font-name="Tahoma" style:text-underline-style="none" fo:font-weight="bold" style:font-weight-asian="bold" style:font-name-complex="Tahoma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cm" fo:margin-bottom="2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file-name text:display="name-and-extension">mathenpoche.odt</text:file-n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Thibaud et Véronique FONTANET</meta:initial-creator>
    <meta:creation-date>2007-07-11T22:36:49</meta:creation-date>
    <dc:date>2009-06-07T23:11:13.90</dc:date>
    <meta:print-date>2007-10-07T23:35:44</meta:print-date>
    <meta:editing-cycles>38</meta:editing-cycles>
    <meta:editing-duration>PT09H28M40S</meta:editing-duration>
    <meta:document-statistic meta:table-count="0" meta:image-count="0" meta:object-count="0" meta:page-count="2" meta:paragraph-count="15" meta:word-count="350" meta:character-count="2964"/>
    <meta:user-defined meta:name="Info 1"/>
    <meta:user-defined meta:name="Info 2"/>
    <meta:user-defined meta:name="Info 3"/>
    <meta:user-defined meta:name="Info 4"/>
  </office:meta>
</office:document-meta>
</file>